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The Zoom thing is in the wrong </text:span>place. Let<text:span text:style-name="T1"> me move it to the other side.</text:span></text:p>
      <text:p text:style-name="P1"><text:span text:style-name="T1"><text:tab/>Oh yeah, I am supposed to talk aloud here.</text:span></text:p>
      <text:p text:style-name="P1"><text:span text:style-name="T1"><text:tab/>(The participant reads the text in the home tab)</text:span></text:p>
      <text:p text:style-name="P1"><text:span text:style-name="T1"><text:tab/>Events with locations and time and environmental data, then it goes through SERDIF and then it comes </text:span>out and you<text:span text:style-name="T1"> get the data you need.</text:span></text:p>
      <text:p text:style-name="P1"><text:span text:style-name="T1"><text:s text:c="4"/>1.a Was the information presented enough for you to get an overall understanding of the SERDIF framework?</text:span></text:p>
      <text:p text:style-name="P1"><text:span text:style-name="T1"><text:s text:c="4"/><text:tab/>Okay so that seems fair to me.</text:span></text:p>
      <text:p text:style-name="P1"><text:span text:style-name="T1"><text:s text:c="4"/><text:tab/>So yeah, I think I got an overall understanding of the SERDIF framework.</text:span></text:p>
      <text:p text:style-name="P1"><text:span text:style-name="T1"><text:s text:c="4"/><text:tab/>Well I guess I said I was happy.</text:span></text:p>
      <text:p text:style-name="P1"><text:span text:style-name="T1"><text:s text:c="4"/>1.b If not, what information would you add?</text:span></text:p>
      <text:p text:style-name="P1"><text:span text:style-name="T1"><text:s text:c="4"/><text:tab/>I don't see anything, nothing stands out as obviously missing here.</text:span></text:p>
      <text:p text:style-name="P1"><text:span text:style-name="T1"><text:s text:c="4"/><text:tab/>I guess I had some sort of an idea of what was going on. The fact that it was quite high level was a nice thing.</text:span></text:p>
      <text:p text:style-name="P1"><text:span text:style-name="T1"><text:s text:c="4"/><text:tab/>I don't </text:span>necessarily<text:span text:style-name="T1"> need to see more information.</text:span></text:p>
      <text:p text:style-name="P1"><text:span text:style-name="T1"><text:s text:c="4"/><text:tab/>I can see that there are links. So you have links for further information, which I have completely ignored at first, so let me just ... Okay, the links work.</text:span></text:p>
      <text:p text:style-name="P1"><text:span text:style-name="T1"><text:s text:c="4"/><text:tab/>I guess this is the link </text:span>to a<text:span text:style-name="T1"> Python dashboard or something, and that you </text:span>can run<text:span text:style-name="T1"> something and some software. This is just something to do with the graph </text:span>database<text:span text:style-name="T1">, okay. But I am not sure I want to pursue this further anyway.</text:span></text:p>
      <text:p text:style-name="P1"><text:span text:style-name="T1"><text:s text:c="4"/><text:tab/>I am happy I know what is going on, so I think yeah. I am very happy with that.</text:span></text:p>
      <text:p text:style-name="P1"><text:span text:style-name="T1"><text:s text:c="4"/><text:tab/>So task completed for task one,</text:span></text:p>
      <text:p text:style-name="P1"><text:span text:style-name="T1">2 Login with the credentials provided in the invitation email.</text:span></text:p>
      <text:p text:style-name="P1"><text:span text:style-name="T1"><text:tab/>Let's try to log in in task two. I have them here so I will copy and paste that.</text:span></text:p>
      <text:p text:style-name="P1"><text:span text:style-name="T1"><text:tab/>That seems to go fine.</text:span></text:p>
      <text:p text:style-name="P1"><text:soft-page-break/><text:span text:style-name="T1"><text:tab/>So, I will probably move to the query, yes that is fine. </text:span>Task<text:span text:style-name="T1"> completed.</text:span></text:p>
      <text:p text:style-name="P1"><text:span text:style-name="T1">3 Submit a query using the input options available in the ‘Query’ tab on the left panel. </text:span></text:p>
      <text:p text:style-name="P1"><text:span text:style-name="T1"><text:tab/>Yeah, I will read that and go one at a time.</text:span></text:p>
      <text:p text:style-name="P1"><text:span text:style-name="T1"><text:tab/>Let me look at the query tab. </text:span></text:p>
      <text:p text:style-name="P1"><text:span text:style-name="T1"><text:s text:c="4"/>3.a Please explain and justify aloud the specific choices that you make.</text:span></text:p>
      <text:p text:style-name="P1"><text:span text:style-name="T1"><text:s text:c="4"/><text:tab/>Select a case study, example events in Ireland. This is the only option which is fine.</text:span></text:p>
      <text:p text:style-name="P1"><text:span text:style-name="T1"><text:tab/><text:tab/>(The participant explores the event type pop out)</text:span></text:p>
      <text:p text:style-name="P1"><text:span text:style-name="T1"><text:tab/><text:tab/>So yeah, this is something I remember to talk about with other researchers, that definition is clear to me.</text:span></text:p>
      <text:p text:style-name="P1"><text:span text:style-name="T1"><text:tab/><text:tab/>I think the events are pretty </text:span>widespread<text:span text:style-name="T1">. I am surprised </text:span>by<text:span text:style-name="T1"> the order of the four events, which is </text:span>fine. I can<text:span text:style-name="T1"> see what's going on, so it is not a problem. But I would have thought that you would have gone for something like no, possible, high probability and definite. But anyway. The information there is pretty clear.</text:span></text:p>
      <text:p text:style-name="P1"><text:span text:style-name="T1"><text:tab/><text:tab/>Let me look at the high probability ones to see what's going on there.</text:span></text:p>
      <text:p text:style-name="P1"><text:span text:style-name="T1"><text:tab/><text:tab/>We can look at different counties ... (The participant reads some of the Irish counties)</text:span></text:p>
      <text:p text:style-name="P1"><text:span text:style-name="T1"><text:tab/><text:tab/>Again, it seems like it is in a random order. I guess I can put it in the search box here just because I am being noisy and it is a county I know well. I am just picking them arbitrarily but I </text:span>guess I could<text:span text:style-name="T1"> pick a couple so actually it could be more interesting. Why don't I pick some that are close to each other so I can see?</text:span></text:p>
      <text:p text:style-name="P1"><text:span text:style-name="T1"><text:tab/><text:tab/>I will do Wicklow, Dublin, Kildare and Meath or something like that because they are all sort of commuting to Dublin.</text:span></text:p>
      <text:p text:style-name="P1"><text:span text:style-name="T1"><text:tab/><text:tab/>Okay, I guess it </text:span>is pretty<text:span text:style-name="T1"> </text:span>arbitrary<text:span text:style-name="T1"> for me.</text:span></text:p>
      <text:p text:style-name="P1"><text:span text:style-name="T1"><text:tab/><text:tab/>Time window length, so let me see I will put this in.</text:span></text:p>
      <text:p text:style-name="P1"><text:span text:style-name="T1"><text:tab/><text:tab/>I would say ... Time window length and lag ... I feel like you want a kind of </text:span>broadened<text:span text:style-name="T1"> window. I feel like a month will be an interesting window to look at.</text:span></text:p>
      <text:p text:style-name="P1"><text:span text:style-name="T1"><text:tab/><text:tab/>Then, we got time window lag. So for this illness, I guess we are talking about vasculitis here, but I mean this is pretty broad here but I am thinking with vasculitis in my mind while we are dealing with this. I am trying </text:span>to think<text:span text:style-name="T1"> about what the window is, I guess but I am far from an expert but I feel like the window is almost like a three month interval. Maybe we will just put 60 days as an average there.</text:span></text:p>
      <text:p text:style-name="P1"><text:span text:style-name="T1"><text:tab/><text:tab/>So I guess these are the </text:span>types<text:span text:style-name="T1"> of time frames I am interested in.</text:span></text:p>
      <text:p text:style-name="P1"><text:span text:style-name="T1"><text:tab/><text:tab/>I got his temporal units and aggregation methods ... Oh, I am getting ahead of </text:span>myself<text:span text:style-name="T1"> here ... Click to check data availability there.</text:span></text:p>
      <text:p text:style-name="P1"><text:span text:style-name="T1"><text:tab/><text:tab/>So we have 14 event and 22 environmental data sets, okay so now I can move to the next steps.</text:span></text:p>
      <text:p text:style-name="P1"><text:span text:style-name="T1"><text:tab/><text:tab/>So temporal </text:span>units:<text:span text:style-name="T1"> hour, day, month, year ... Aggregation method</text:span>:<text:span text:style-name="T1"> mean, sum, min and max ... I guess I am just playing around with this but can I click multiple of these or is it an either/or.</text:span></text:p>
      <text:p text:style-name="P1"><text:soft-page-break/><text:span text:style-name="T1"><text:tab/><text:tab/>I am just going to make sure I am not going off track here.</text:span></text:p>
      <text:p text:style-name="P1"><text:span text:style-name="T1"><text:tab/><text:tab/>So let me think </text:span>now, I<text:span text:style-name="T1"> think a year is probably too broad for the temporal unit. I don't think we </text:span>have to look<text:span text:style-name="T1"> at something annually. I don't know </text:span>whether a day<text:span text:style-name="T1"> or month would be better. At the top of my head I don't know what would be better, probably a bit embarrassing to say so but I will pick days, so it is a bit more granular.</text:span></text:p>
      <text:p text:style-name="P1"><text:span text:style-name="T1"><text:tab/><text:tab/>Mean, sum, min, max I can remember now I think I guess I would pick the ... I guess it doesn't matter too much. I think I remember some researcher talking about the max being sometimes more important but we will see.</text:span></text:p>
      <text:p text:style-name="P1"><text:span text:style-name="T1"><text:tab/><text:tab/>I guess if I go back now I am pretty close to clicking the submit button here so I guess I will kind of review.</text:span></text:p>
      <text:p text:style-name="P1"><text:span text:style-name="T1"><text:s text:c="4"/>3.b Are the query input options clear to you?</text:span></text:p>
      <text:p text:style-name="P1"><text:span text:style-name="T1"><text:s text:c="4"/><text:tab/>I mean these things were pretty clear.</text:span></text:p>
      <text:p text:style-name="P1"><text:span text:style-name="T1"><text:s text:c="4"/><text:tab/>I guess yeah I mean I kind of understood what was going on here.</text:span></text:p>
      <text:p text:style-name="P1"><text:span text:style-name="T1"><text:s text:c="4"/><text:tab/>Yeah I think that was all fine.</text:span></text:p>
      <text:p text:style-name="P1"><text:span text:style-name="T1"><text:s text:c="4"/><text:tab/>I think I understood everything.</text:span></text:p>
      <text:p text:style-name="P1"><text:span text:style-name="T1"><text:s text:c="4"/>3.c Would you add any extra information to get a better understanding?</text:span></text:p>
      <text:p text:style-name="P1"><text:span text:style-name="T1"><text:s text:c="4"/><text:tab/>The only </text:span>thing<text:span text:style-name="T1"> that jumped on to me while going through this was to maybe you might </text:span>want<text:span text:style-name="T1"> to look at a few of them at the same time for the temporal unit. I don't know if this </text:span>answers<text:span text:style-name="T1"> your question or if this is a great idea. The same for the aggregation method. I mean I guess you can repeat the query a couple of times so it is not the end of the world either way.</text:span></text:p>
      <text:p text:style-name="P1"><text:span text:style-name="T1"><text:s text:c="4"/><text:tab/>I am just trying to remember the applications that we worked on, usually there was a bit of uncertainty around this. You might want to experiment a bit to try to find out what works best. So from that point, you know, you might have to have a look at them at the same time to see. That is the </text:span>thing<text:span text:style-name="T1"> that jumps out to me </text:span>if you<text:span text:style-name="T1"> know that's it.</text:span></text:p>
      <text:p text:style-name="P1"><text:span text:style-name="T1"><text:s text:c="4"/>3.d After completing all the inputs, please click the ‘Submit’ button once</text:span></text:p>
      <text:p text:style-name="P1"><text:span text:style-name="T1"><text:s text:c="4"/><text:tab/>Let me click submit. Maybe I will wait until it has run before I say the magic words.</text:span></text:p>
      <text:p text:style-name="P1"><text:span text:style-name="T1"><text:s text:c="4"/><text:tab/>Is this what you mentioned about the memory issue? Yeah that is fine. Okay here we are. </text:span>So the task<text:span text:style-name="T1"> is completed. <text:s text:c="3"/><text:tab/></text:span></text:p>
      <text:p text:style-name="P1"><text:span text:style-name="T1">4 Explore the ‘Q1’ tab generated after submitting a query.</text:span></text:p>
      <text:p text:style-name="P1"><text:span text:style-name="T1"><text:tab/>I guess what I am going to do is to talk aloud, talk through what information I am seeing and what part to sort ... You know I guess there is a questionnaire if the data are interpreted and what kind of makes sense for this information is given to me. I can check that to see if this makes sense.</text:span></text:p>
      <text:p text:style-name="P1"><text:span text:style-name="T1"><text:s text:c="4"/>4.a Read the information provided in the introductory paragraph.</text:span></text:p>
      <text:p text:style-name="P1"><text:span text:style-name="T1"><text:s text:c="4"/>(The participant reads the introductory paragraph)</text:span></text:p>
      <text:p text:style-name="P1"><text:span text:style-name="T1"><text:s text:c="4"/>Sorry, the Zoom interface again, nothing to do with the SERDIF interface.</text:span></text:p>
      <text:p text:style-name="P1"><text:span text:style-name="T1"><text:s text:c="4"/>Okay, okay so let's see ... I guess I am in the data provenance now, oh no there is more information there.</text:span></text:p>
      <text:p text:style-name="P1"><text:soft-page-break/><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There is the export button ... I want to make sure I am doing the right task ... Okay yeah I will pick a button and go through.</text:span></text:p>
      <text:p text:style-name="P1"><text:span text:style-name="T1"><text:s text:c="8"/><text:tab/>I guess we got this data set ... (The participant reads the column headings of the data provenance table)</text:span></text:p>
      <text:p text:style-name="P1"><text:span text:style-name="T1"><text:s text:c="8"/><text:tab/>So I guess , yeah the event type was high probability </text:span>that was specified<text:span text:style-name="T1"> and the case study would probably be the same for all of them as it was the only one that was there.</text:span></text:p>
      <text:p text:style-name="P1"><text:span text:style-name="T1"><text:s text:c="8"/><text:tab/>Looking at this it is not very clear to me. It seems that the eg: is quite meaningful but I don't know what it means. Normally, that stands for example given as an expression or there is a Latin expression that I don't know. Is it just </text:span>because maybe<text:span text:style-name="T1"> I don't know the data that we are </text:span>using? It is<text:span text:style-name="T1"> just synthetic data or something like that and it is just example data to work with. That is how it is all recorded, I don't know. Maybe it is an acronym that is important but if it is I don't know what it means. But maybe that is not important.</text:span></text:p>
      <text:p text:style-name="P1"><text:span text:style-name="T1"><text:s text:c="8"/><text:tab/>A record of the different counties and then the different event dates. We have like a timestamp 2014 ten past three in the morning.</text:span></text:p>
      <text:p text:style-name="P1"><text:span text:style-name="T1"><text:s text:c="8"/><text:tab/>We have a set of data sets that relate to Dublin for this event type and event. I am seeing multiple data sets used here. Whereas for the other entries it seems like less data sets are used ... Oh no that is not true there are more data sets here.</text:span></text:p>
      <text:p text:style-name="P1"><text:span text:style-name="T1"><text:s text:c="8"/><text:tab/>Yeah, I will keep going but I am not entirely sure what I am looking at here. sure you can clarify pretty quicker but at the same </text:span>time I<text:span text:style-name="T1"> should be able to look at this and understand it myself directly. Then, I wouldn't be hugely confident that I could say exactly what is going on. </text:span>So I<text:span text:style-name="T1"> guess the </text:span>thing that is a<text:span text:style-name="T1"> little bit </text:span>confusing is<text:span text:style-name="T1"> that there are multiple data sets here. I guess I am sort of expecting, what I am expecting to see as default from my own experience is one data set used entry per row entry in this data table but we got multiple data entries. I guess </text:span>this is just<text:span text:style-name="T1"> redundant and it is the same information over time. But typically that is what you would see in a standard spreadsheet or what I am used to </text:span>seeing<text:span text:style-name="T1"> anyways.</text:span></text:p>
      <text:p text:style-name="P1"><text:span text:style-name="T1"><text:s text:c="8"/><text:tab/>So </text:span>anyway<text:span text:style-name="T1">, just again. I am not being critical. I am sort of saying that you know this is you know. Okay, that makes me kind of wonder if this relates to a specific event, which meets certain criteria that was specified, why are there multiple data sets and how do they relate to each other. That would not be obvious to me.</text:span></text:p>
      <text:p text:style-name="P1"><text:span text:style-name="T1"><text:s text:c="8"/><text:tab/>I can see that it is blank here as well for this entry and I am not entirely sure for some entries then it is not included so it is hard to. It is not entirely clear to be what it is going on but I guess I understand the basic format here but it is a bit elusive to me.</text:span></text:p>
      <text:p text:style-name="P1"><text:span text:style-name="T1"><text:s text:c="8"/><text:tab/>Okay, so I can see underneath ... This is a data table with some kind of color coding here so the values that are more than 2 standard deviations from the mean are read and less that 2 is a blue color.</text:span></text:p>
      <text:p text:style-name="P1"><text:span text:style-name="T1"><text:s text:c="8"/><text:tab/>I do not see any colors on this but we have references to an event. I can see how we can relate the data provenance table to the data table. This is obviously an event in Meath. There are other ones as </text:span>well like event-526<text:span text:style-name="T1"> </text:span>on different<text:span text:style-name="T1"> days. So I guess there was some kind of lag that I was asking for. Maybe this is related to that.</text:span></text:p>
      <text:p text:style-name="P1"><text:span text:style-name="T1"><text:s text:c="8"/><text:tab/>This is a week's worth of data. Oh yeah, this is great So the variable names are explained as you go over them. I guess you can hide them if you </text:span>want<text:span text:style-name="T1"> but I am not going to click on that.</text:span></text:p>
      <text:p text:style-name="P1"><text:span text:style-name="T1"><text:s text:c="8"/><text:tab/>MODERATOR: If you don't mind going back to completing the previous task as this is the following one?</text:span></text:p>
      <text:p text:style-name="P1"><text:span text:style-name="T1"><text:s text:c="8"/><text:tab/>Oh sorry because it was on the thing, okay. I'm sorry I thought it was part of the same data provenance tab.</text:span></text:p>
      <text:p text:style-name="P1"><text:span text:style-name="T1"><text:s text:c="8"/><text:tab/>Let me just double check. Data lineage ... Is this the same information as before?</text:span></text:p>
      <text:p text:style-name="P1"><text:span text:style-name="T1"><text:s text:c="8"/><text:tab/>So data lineage, I am not sure what I am looking at now. Sorry I got confused or something.</text:span></text:p>
      <text:p text:style-name="P1"><text:span text:style-name="T1"><text:s text:c="8"/><text:tab/>Data provenance and if I click data lineage the bottom box just closed.</text:span></text:p>
      <text:p text:style-name="P1"><text:span text:style-name="T1"><text:s text:c="8"/><text:tab/>So I think this is the data provenance tab and I have discussed what I think is going on here. <text:s text:c="6"/><text:tab/></text:span></text:p>
      <text:p text:style-name="P1"><text:soft-page-break/><text:span text:style-name="T1"><text:s text:c="8"/>c.ii Data Lineage</text:span></text:p>
      <text:p text:style-name="P1"><text:span text:style-name="T1"><text:s text:c="8"/><text:tab/>If I click data lineage, a new box </text:span>appears<text:span text:style-name="T1"> underneath.</text:span></text:p>
      <text:p text:style-name="P1"><text:span text:style-name="T1"><text:s text:c="8"/><text:tab/>(The participants reads the text in the data lineage window)</text:span></text:p>
      <text:p text:style-name="P1"><text:span text:style-name="T1"><text:s text:c="8"/><text:tab/>I can see here it </text:span>says a query<text:span text:style-name="T1"> to construct the data set, so I think it is SPARQL query code that is explaining what is going on.</text:span></text:p>
      <text:p text:style-name="P1"><text:span text:style-name="T1"><text:s text:c="8"/><text:tab/>So I don't know anything about SPARQL but it looks like I can kind of see how these query </text:span>languages<text:span text:style-name="T1"> work with the bindings, select and these. So I can kind of speculate about what is going on here. But I don't think this is something that I would give particularly scrutiny as a non expert. </text:span>Especially,<text:span text:style-name="T1"> if you have some concern that the query that you put in on the table does not correspond </text:span>to what<text:span text:style-name="T1"> it's coming out in the output. You are familiar with the language then you might go through and check what is going on. For me I can't say much more than that.</text:span></text:p>
      <text:p text:style-name="P1"><text:span text:style-name="T1"><text:s text:c="8"/>c.iii Full Metadata Exploration</text:span></text:p>
      <text:p text:style-name="P1"><text:span text:style-name="T1"><text:s text:c="8"/><text:tab/>Okay, so this is the third part underneath, isn't it?</text:span></text:p>
      <text:p text:style-name="P1"><text:span text:style-name="T1"><text:s text:c="8"/><text:tab/>Sorry, just scrolling down. I wonder if </text:span>I should close<text:span text:style-name="T1"> the others, yeah okay, that is nice.</text:span></text:p>
      <text:p text:style-name="P1"><text:span text:style-name="T1"><text:s text:c="8"/><text:tab/>Oh it doesn't want me to do that on the browser but it's alright.</text:span></text:p>
      <text:p text:style-name="P1"><text:span text:style-name="T1"><text:s text:c="8"/><text:tab/>(The participants reads the text in the full metadata exploration window)</text:span></text:p>
      <text:p text:style-name="P1"><text:span text:style-name="T1"><text:s text:c="8"/><text:tab/>So here I think you are defining a set of prefixes.</text:span></text:p>
      <text:p text:style-name="P1"><text:span text:style-name="T1"><text:s text:c="8"/><text:tab/>So I mean what is going on here is that you are sort of a big file that is explaining where you are pulling all the information from I guess. The things you are talking about here like the themes with URL references. </text:span>These<text:span text:style-name="T1"> are </text:span>kinds<text:span text:style-name="T1"> of definitions </text:span>for the<text:span text:style-name="T1"> </text:span>different data<text:span text:style-name="T1"> sets. I guess you got these </text:span>kinds<text:span text:style-name="T1"> of prefixes here that link with those references so I guess that is where it comes from.</text:span></text:p>
      <text:p text:style-name="P1"><text:span text:style-name="T1"><text:s text:c="8"/><text:tab/>So again, I guess the data comes out of a magic box so for me I would be happy that this information is all correct. If there was any concern I guess you got to a certain point to search for it and understand what is going on. Something like these geometries that are the coordinates of the different regions to figure out where the events happen. I guess you can use that to try to figure out if everything makes sense. But I mean at first glance, it wouldn't be the first thing that you would be looking at but its is good to know that it is there as a background resource.</text:span></text:p>
      <text:p text:style-name="P1"><text:span text:style-name="T1"><text:s text:c="8"/><text:tab/>I think I have answered that and it covers the first part.</text:span></text:p>
      <text:p text:style-name="P1"><text:span text:style-name="T1"><text:s text:c="8"/><text:tab/>I have gone through a, b and c.</text:span></text:p>
      <text:p text:style-name="P1"><text:span text:style-name="T1"><text:s text:c="4"/>4.d Can you say aloud how many data sets were used for each event in the Data Provenance table?</text:span></text:p>
      <text:p text:style-name="P1"><text:span text:style-name="T1"><text:s text:c="4"/><text:tab/>So I think I am looking in the data provenance table so I am just looking through this. I can see that we got data sets used here and that you can look through that to see what is going on. My question is then this, possibly I had said that before in another task. The thing that I am wondering is if the data sets are unique or you </text:span>would use the<text:span text:style-name="T1"> same data set twice or something like that.</text:span></text:p>
      <text:p text:style-name="P1"><text:span text:style-name="T1"><text:s text:c="4"/><text:tab/>I can see some data sets have an EEA and some that have MET so I guess it is querying Met Éireann or something like that. So presumably those are two different data sets anyway. If I go </text:span>over the<text:span text:style-name="T1"> different rows, you wouldn't have the same data set twice, which I don't know if this makes sense.</text:span></text:p>
      <text:p text:style-name="P1"><text:span text:style-name="T1"><text:s text:c="4"/><text:tab/>I guess I am not sure since you go from entry to entry. Well I can see in fact that these two are the same.</text:span></text:p>
      <text:p text:style-name="P1"><text:span text:style-name="T1"><text:s text:c="4"/><text:tab/>(The participant checks other data sets used to see if they are repeated through the events)</text:span></text:p>
      <text:p text:style-name="P1"><text:span text:style-name="T1"><text:s text:c="4"/><text:tab/>Let me so ... 20 data sets for this event, which I guess that they are different. I am not going to </text:span>do<text:span text:style-name="T1"> that again but I have lost count but I was around 21.</text:span></text:p>
      <text:p text:style-name="P1"><text:soft-page-break/><text:span text:style-name="T1"><text:s text:c="4"/><text:tab/>MODERATOR: No problem, you can go ahead.</text:span></text:p>
      <text:p text:style-name="P1"><text:span text:style-name="T1"><text:s text:c="4"/><text:tab/>I can say I don't know if I answered the question or if I am looking at this in the right way.</text:span></text:p>
      <text:p text:style-name="P1"><text:span text:style-name="T1"><text:s text:c="4"/><text:tab/>I don't know what you can take from that but the answer could be no. Maybe that is </text:span>because of the<text:span text:style-name="T1"> query that I set up.</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I </text:span>remember the<text:span text:style-name="T1"> information now that you said that you could use Control+F. Let me try to use that first.</text:span></text:p>
      <text:p text:style-name="P1"><text:span text:style-name="T1"><text:s text:c="4"/><text:tab/>I think this is the data set use comment but I don't see much here. Let me see if there is anything else. There </text:span>are only<text:span text:style-name="T1"> a couple of matches.</text:span></text:p>
      <text:p text:style-name="P1"><text:span text:style-name="T1"><text:s text:c="4"/><text:tab/>(The participant reads the data use comment)</text:span></text:p>
      <text:p text:style-name="P1"><text:span text:style-name="T1"><text:s text:c="4"/><text:tab/>Let me </text:span>now try<text:span text:style-name="T1"> the identification risk. Probably I should have </text:span>copied<text:span text:style-name="T1"> and pasted that but anyway. (The participant reads the identification risk comment)</text:span></text:p>
      <text:p text:style-name="P1"><text:span text:style-name="T1"><text:s text:c="4"/><text:tab/>I think that is fine, I am happy with that. So pretty clear about that.</text:span></text:p>
      <text:p text:style-name="P1"><text:span text:style-name="T1"><text:s text:c="4"/><text:tab/>So that was all </text:span>part<text:span text:style-name="T1"> of 4</text:span>, so the task is<text:span text:style-name="T1"> completed.</text:span></text:p>
      <text:p text:style-name="P1"><text:span text:style-name="T1">5 Explore the data table displayed underneath the metadata buttons.</text:span></text:p>
      <text:p text:style-name="P1"><text:span text:style-name="T1"><text:tab/>So let me look through this now and I will close that one.</text:span></text:p>
      <text:p text:style-name="P1"><text:span text:style-name="T1"><text:tab/>Yeah it is just a data table.</text:span></text:p>
      <text:p text:style-name="P1"><text:span text:style-name="T1"><text:s text:c="4"/>5.a Can you understand all the column headings when hovering over the abbreviations?</text:span></text:p>
      <text:p text:style-name="P1"><text:span text:style-name="T1"><text:s text:c="4"/><text:tab/>(The participant reads the sub task again)</text:span></text:p>
      <text:p text:style-name="P1"><text:span text:style-name="T1"><text:s text:c="4"/><text:tab/>(The participant reads the column heading descriptions)</text:span></text:p>
      <text:p text:style-name="P1"><text:span text:style-name="T1"><text:s text:c="4"/><text:tab/>I don't know if you would like me to go over all of these.</text:span></text:p>
      <text:p text:style-name="P1"><text:span text:style-name="T1"><text:s text:c="4"/><text:tab/>Oh this one does not have a description but for the most part these are very clear so I am happy with that.</text:span></text:p>
      <text:p text:style-name="P1"><text:span text:style-name="T1"><text:s text:c="4"/>5.b Do you understand the meaning of the cell background colors?</text:span></text:p>
      <text:p text:style-name="P1"><text:span text:style-name="T1"><text:s text:c="4"/><text:tab/>So this is explained, the principle for sure, but I don't see any values here but I wonder if I change the entries here. So I can see some red values here, the red are the high values. Okay I can see some entries here but these were missing before but it seems like a low value.</text:span></text:p>
      <text:p text:style-name="P1"><text:span text:style-name="T1"><text:s text:c="4"/><text:tab/>I guess compared to </text:span>the<text:span text:style-name="T1"> other ones 17.5 seems high. So yeah I am very happy that I understand that, that is very clear.</text:span></text:p>
      <text:p text:style-name="P1"><text:soft-page-break/><text:span text:style-name="T1"><text:s text:c="4"/>5.c Can you hide columns by using the eye icon next to the column heading or by using the ‘Toggle Columns’ button?</text:span></text:p>
      <text:p text:style-name="P1"><text:span text:style-name="T1"><text:s text:c="4"/><text:tab/>Yeah that is fine </text:span>although it is not<text:span text:style-name="T1"> clear to me how I can get them back. That was one of the questions, oh by using the toggle columns button. Okay, okay that is fine and really easy to use.</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I guess the big </text:span>thing<text:span text:style-name="T1"> is </text:span>that it is being<text:span text:style-name="T1"> divided into smaller regions. I would just make the table bigger, stretching in an out,that would be easier to look at more data at once. There </text:span>are going<text:span text:style-name="T1"> to be issues with missing data depending on the type of data that we have. So here we would only have a small amount. I don't know how easy this can be but toggling in </text:span>and out<text:span text:style-name="T1"> of the missing data. Maybe you could pick the columns and pick the missing ones and get a much more complete picture.</text:span></text:p>
      <text:p text:style-name="P1"><text:span text:style-name="T1"><text:s text:c="4"/><text:tab/>I think the other features that you have there are very helpful to give you a scan of what is going on. </text:span>Especially<text:span text:style-name="T1"> before you export the data you want to make sure that everything looks okay. So that would be the only </text:span>thing<text:span text:style-name="T1"> I would say.<text:tab/></text:span></text:p>
      <text:p text:style-name="P1"><text:span text:style-name="T1"><text:s text:c="4"/>5.e Say aloud if you would add any feature to the current display</text:span></text:p>
      <text:p text:style-name="P1"><text:span text:style-name="T1"><text:s text:c="4"/><text:tab/>Okay, </text:span>so I guess<text:span text:style-name="T1"> I answered c and d at the same time, so that </text:span>is the task<text:span text:style-name="T1"> completed.</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Let me think about this a little bit for two seconds so I can make sense of this.</text:span></text:p>
      <text:p text:style-name="P1"><text:span text:style-name="T1"><text:s text:c="4"/><text:tab/><text:tab/>Let me look </text:span>at the temperature<text:span text:style-name="T1">. I am probably not clever enough to know what is going on with the other environmental data anyway.</text:span></text:p>
      <text:p text:style-name="P1"><text:span text:style-name="T1"><text:s text:c="4"/><text:tab/><text:tab/>We have 6 events and I guess I asked </text:span>for them daily<text:span text:style-name="T1">. I can make sense of this data. This is pretty clear. Event-147 was very warm as we </text:span>were<text:span text:style-name="T1"> seeing blue the whole time and that other one the opposite being very cold.</text:span></text:p>
      <text:p text:style-name="P1"><text:span text:style-name="T1"><text:s text:c="4"/><text:tab/><text:tab/>This box below I don't think what is going on to be honest. Relative time from the event ... I don't know what that means.</text:span></text:p>
      <text:p text:style-name="P1"><text:span text:style-name="T1"><text:s text:c="4"/><text:tab/><text:tab/>I know that </text:span>sometimes it is useful<text:span text:style-name="T1"> to have a couple of complementary maps but I would need some content to explain what is going on here. I can't </text:span>figure it out<text:span text:style-name="T1"> based on that information.</text:span></text:p>
      <text:p text:style-name="P1"><text:span text:style-name="T1"><text:s text:c="4"/><text:tab/><text:tab/>At a glance it looks like </text:span>it has the<text:span text:style-name="T1"> same or similar heat map twice so I am not sure.</text:span></text:p>
      <text:p text:style-name="P1"><text:span text:style-name="T1"><text:s text:c="4"/><text:tab/><text:tab/>Yeah, I am not sure what is going on here.</text:span></text:p>
      <text:p text:style-name="P1"><text:span text:style-name="T1"><text:s text:c="4"/><text:tab/><text:tab/>I know what is going on here as this is very clear.</text:span></text:p>
      <text:p text:style-name="P1"><text:span text:style-name="T1"><text:s text:c="4"/><text:tab/>Box plot</text:span></text:p>
      <text:p text:style-name="P1"><text:span text:style-name="T1"><text:s text:c="4"/><text:tab/><text:tab/>I will do rainfall for the box plot.</text:span></text:p>
      <text:p text:style-name="P1"><text:soft-page-break/><text:span text:style-name="T1"><text:s text:c="4"/><text:tab/><text:tab/>Oh </text:span>yeah, these<text:span text:style-name="T1"> are very pretty. I</text:span>t<text:span text:style-name="T1"> would be nice if the events would be ordered in the same way between plots. It would be interesting to compare, is it possible to do that? I don't think it has happened here.</text:span></text:p>
      <text:p text:style-name="P1"><text:span text:style-name="T1"><text:s text:c="4"/><text:tab/><text:tab/>what I would take again from it is that I asked for a 30 day window length not lag, isn't it? </text:span>What<text:span text:style-name="T1"> you can kind of see is that the data is skewed. </text:span>E<text:span text:style-name="T1">vent-265 </text:span>had<text:span text:style-name="T1"> moderate </text:span>temperatures<text:span text:style-name="T1"> but there was a lot of rain around that event. So you can see the mean overall is higher but for this it was kind of skewed but you know the rainfall didn't seem to change except for event-256. Is the fact that there is no data here or the fact that there is no data. It looks like it is just missing. That wasn't a particularly warm day. so I don't think that was an issue or something like that.</text:span></text:p>
      <text:p text:style-name="P1"><text:span text:style-name="T1"><text:s text:c="4"/><text:tab/><text:tab/>For event-147 the rain was actually, oh no I am looking at the wrong day. For event-526, it is just missing that information but the temperature is missing too. So it is not appearing for the heat map. That is a bit surprising for me that, well that is maybe an internal setting but that is something you can fix fairly </text:span>easily<text:span text:style-name="T1">. Maybe it just needs to be a check for that. Certainly the plots are pretty easy to read and if you hover over you could see what the entries are along the way.</text:span></text:p>
      <text:p text:style-name="P1"><text:span text:style-name="T1"><text:s text:c="4"/><text:tab/><text:tab/>So I think that looks good to me.</text:span></text:p>
      <text:p text:style-name="P1"><text:span text:style-name="T1"><text:s text:c="4"/><text:tab/>Polar plot</text:span></text:p>
      <text:p text:style-name="P1"><text:span text:style-name="T1"><text:s text:c="4"/><text:tab/><text:tab/>I think I am being picky because I have taken too long to talk about this stuff.</text:span></text:p>
      <text:p text:style-name="P1"><text:span text:style-name="T1"><text:s text:c="4"/><text:tab/><text:tab/>So it says here wind direction and speed. </text:span>Is that<text:span text:style-name="T1"> what is going on here? It is telling me what the temperature was like in relation to the wind direction and speed that is associated with this. I was not entirely sure what I was going to see here. I guess that I would need this to be explained to me.</text:span></text:p>
      <text:p text:style-name="P1"><text:span text:style-name="T1"><text:s text:c="4"/><text:tab/><text:tab/>That it was being used in relation </text:span>to<text:span text:style-name="T1"> another variable. I am not sure what I was expecting to be honest with you for this. But it seems like you got cold events associated with strong northerly winds and warmer events associated with south-westerly winds. I wouldn't </text:span>be 100%<text:span text:style-name="T1"> confident that I interpreted that right but it is what it seemed to me.</text:span></text:p>
      <text:p text:style-name="P1"><text:span text:style-name="T1"><text:s text:c="4"/><text:tab/><text:tab/>Okay, right. I will keep going because I think I am taking too long.</text:span></text:p>
      <text:p text:style-name="P1"><text:span text:style-name="T1"><text:s text:c="4"/>6.c Say aloud if you would add any more visualizations to the current ones</text:span></text:p>
      <text:p text:style-name="P1"><text:span text:style-name="T1"><text:s text:c="4"/><text:tab/>There are a lot of things that you can do. You would have to think about a histogram to look at the distribution even though the box plots kind of cover that. Maybe a scatter plot so you can start to look at more than one variable at the same time.</text:span></text:p>
      <text:p text:style-name="P1"><text:span text:style-name="T1"><text:s text:c="4"/><text:tab/>There are so many to choose from so it is worth discussing it. I don't have an obvious one from the top of my head I guess. Maybe if you wanted to look at a couple of different relationships that would be helpful. A time series plot for all of the events at the same time that might be useful to see. Those are the things from the top of my head.</text:span></text:p>
      <text:p text:style-name="P1"><text:span text:style-name="T1"><text:s text:c="4"/><text:tab/>So task 6 completed.</text:span></text:p>
      <text:p text:style-name="P1"><text:span text:style-name="T1"><text:s text:c="4"/><text:tab/>(The participant starts reading task 8)</text:span></text:p>
      <text:p text:style-name="P1"><text:span text:style-name="T1"><text:s text:c="4"/><text:tab/>MODERATOR: You just completed task 6 so you should proceed with task 7.</text:span></text:p>
      <text:p text:style-name="P1"><text:span text:style-name="T1">7 Submit one more query with different input options from the ones used before.</text:span></text:p>
      <text:p text:style-name="P1"><text:span text:style-name="T1"><text:tab/>So let me change it from high probability to definite and the locations from another part of the country. I am going to be quite broad again, but maybe that is a bad idea.</text:span></text:p>
      <text:p text:style-name="P1"><text:span text:style-name="T1"><text:tab/>I am quite reluctant to change the time window length by very much but maybe </text:span>I can reduce<text:span text:style-name="T1"> the lag. Maybe I will make the time window length a bit smaller. I don't </text:span>want<text:span text:style-name="T1"> to play around too much with that.</text:span></text:p>
      <text:p text:style-name="P1"><text:span text:style-name="T1"><text:tab/>So let me try that.</text:span></text:p>
      <text:p text:style-name="P1"><text:span text:style-name="T1"><text:tab/>I think that is running.</text:span></text:p>
      <text:p text:style-name="P1"><text:span text:style-name="T1"><text:tab/>MODERATOR: It is actually not running, you need to check if data is available first.</text:span></text:p>
      <text:p text:style-name="P1"><text:soft-page-break/><text:span text:style-name="T1"><text:tab/>Oh sorry, I forgot to press that button. Okay, perfect.</text:span></text:p>
      <text:p text:style-name="P1"><text:span text:style-name="T1"><text:tab/>(The participant reads the task again)</text:span></text:p>
      <text:p text:style-name="P1"><text:span text:style-name="T1"><text:tab/>MODERATOR: I got a critical error from the memory. So that is why it is not working.</text:span></text:p>
      <text:p text:style-name="P1"><text:span text:style-name="T1"><text:tab/>What do you think I should do?</text:span></text:p>
      <text:p text:style-name="P1"><text:span text:style-name="T1"><text:tab/>MODERATOR: Maybe just </text:span>choose<text:span text:style-name="T1"> one location and choose for example 5 days for the time window length so we can get through. If not we will have to refresh the page.</text:span></text:p>
      <text:p text:style-name="P1"><text:span text:style-name="T1"><text:tab/>Okay.</text:span></text:p>
      <text:p text:style-name="P1"><text:span text:style-name="T1"><text:tab/>MODERATOR: So you got Q3, so we will have to do with that. You won't have Q2 anymore.</text:span></text:p>
      <text:p text:style-name="P1"><text:span text:style-name="T1"><text:tab/>So query 3 okay.</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So this is pretty consistent in how many data sets it uses. That event for Q1 </text:span>uses more<text:span text:style-name="T1"> data sets and that gets to the point of the question.</text:span></text:p>
      <text:p text:style-name="P1"><text:span text:style-name="T1"><text:s text:c="8"/>a.ii Do both data sets (Q1 and Q2) have the same license?</text:span></text:p>
      <text:p text:style-name="P1"><text:span text:style-name="T1"><text:s text:c="8"/><text:tab/>Right, where do I find that out? It wasn't clear to me if it was in the data lineage or in the full metadata exploration. Okay, dct:license, which I forgot to check on the last one.</text:span></text:p>
      <text:p text:style-name="P1"><text:span text:style-name="T1"><text:s text:c="8"/><text:tab/>So creative commons, yeah creative commons by-sa/4.0.</text:span></text:p>
      <text:p text:style-name="P1"><text:span text:style-name="T1"><text:s text:c="8"/><text:tab/>So let me try that for query 1. Oh, I cannot find it for this one ... maybe if I try it again. Why can't I find it for one but I can for this other? That seems wrong. Oh maybe I </text:span>clicked<text:span text:style-name="T1"> on the wrong thing, that </text:span>was the<text:span text:style-name="T1"> issue.</text:span></text:p>
      <text:p text:style-name="P1"><text:span text:style-name="T1"><text:s text:c="8"/><text:tab/>Okay, yeah no that is fine. It looks like it is the same one creative commons by-sa/4.0. Okay that is the same one. I certainly found it in both places. I was a bit lazy in terms of checking it.</text:span></text:p>
      <text:p text:style-name="P1"><text:span text:style-name="T1"><text:s text:c="8"/>a.iii Which of the data tables (Q1 and Q2) seem to have more extreme values (i.e., more colored cell backgrounds)?</text:span></text:p>
      <text:p text:style-name="P1"><text:span text:style-name="T1"><text:s text:c="8"/><text:tab/> So this case record seems to be a bit more complete for the variables I am looking at here. Certainly I can see more blues and reds in general.</text:span></text:p>
      <text:p text:style-name="P1"><text:span text:style-name="T1"><text:s text:c="8"/><text:tab/> So it is hard to compare as this query has some issues regarding the completeness of the data. But I think I am seeing more colors for the second data set for query 3. I can see some but it does not seem to be as many.</text:span></text:p>
      <text:p text:style-name="P1"><text:span text:style-name="T1"><text:s text:c="8"/><text:tab/> That would suggest that for whatever reason, it is a bit tricky to say but I think query 3 has more.</text:span></text:p>
      <text:p text:style-name="P1"><text:span text:style-name="T1"><text:s text:c="4"/>7.b Choose one of the following plots from Heat map, Box Plot and Polar Plot tabs and compare aloud Q1 and Q2 plots.</text:span></text:p>
      <text:p text:style-name="P1"><text:soft-page-break/><text:span text:style-name="T1"><text:s text:c="4"/><text:tab/>Okay so let me pick where I am actually </text:span>confident in what<text:span text:style-name="T1"> is going one. But equally I am more tempted to do the polar plot to see if I can make more sense of it.</text:span></text:p>
      <text:p text:style-name="P1"><text:span text:style-name="T1"><text:s text:c="4"/><text:tab/>Oh, no.</text:span></text:p>
      <text:p text:style-name="P1"><text:span text:style-name="T1"><text:s text:c="4"/><text:tab/>MODERATOR: I think you won't be able to do this part as one of the </text:span>queries<text:span text:style-name="T1"> broke which affected the index of the plots. So you cannot do this part because it broke before.</text:span></text:p>
      <text:p text:style-name="P1"><text:span text:style-name="T1"><text:s text:c="4"/><text:tab/>Oh sorry, that's a pity. I guess I will have to move on.</text:span></text:p>
      <text:p text:style-name="P1"><text:span text:style-name="T1"><text:s text:c="4"/>7.c Say aloud if you would add any other feature to help you comprehend better the data at this point</text:span></text:p>
      <text:p text:style-name="P1"><text:span text:style-name="T1"><text:s text:c="4"/><text:tab/>I guess some raw information would be useful like how many data </text:span>points<text:span text:style-name="T1"> my query resulted in and how many missing values per column that would be kind of useful information to know. Then, if you could have </text:span>some way<text:span text:style-name="T1"> to combine the queries but I would need to think about that one more. I think it could be interesting to say </text:span>whether<text:span text:style-name="T1"> I have more data in Q1 </text:span>than<text:span text:style-name="T1"> Q3 or you could combine line plots in the same part to see if the pictures are similar or not. Like you know if you had two queries and the pictures are separated you know if something is going on or if thy are broadly similar. So something like that I guess.</text:span></text:p>
      <text:p text:style-name="P1"><text:span text:style-name="T1"><text:s text:c="4"/><text:tab/>Again, that is not very well expressed but that is kind of what I was thinking.</text:span></text:p>
      <text:p text:style-name="P1"><text:span text:style-name="T1">8 Export/download the metadata and data from the first query (Q1)</text:span></text:p>
      <text:p text:style-name="P1"><text:span text:style-name="T1"><text:tab/>Let me see, that is query 1 and I want to export this data.</text:span></text:p>
      <text:p text:style-name="P1"><text:span text:style-name="T1"><text:s text:c="4"/>8.a FAIR data and metadata</text:span></text:p>
      <text:p text:style-name="P1"><text:span text:style-name="T1"><text:s text:c="4"/><text:tab/>I guessed I clicked the export and </text:span>left<text:span text:style-name="T1"> it in the downloads folder.</text:span></text:p>
      <text:p text:style-name="P1"><text:span text:style-name="T1"><text:s text:c="4"/><text:tab/>Oh there is a FAIR metadata export button here and that is </text:span>like<text:span text:style-name="T1"> a text file or something. I haven't seen a .ttl file before.</text:span></text:p>
      <text:p text:style-name="P1"><text:span text:style-name="T1"><text:s text:c="4"/><text:tab/>Did I export the wrong thing? Actually, I think I exported this one or didn't I? So that was the FAIR data and metadata export.</text:span></text:p>
      <text:p text:style-name="P1"><text:span text:style-name="T1"><text:s text:c="4"/>8.b Data provenance and Data table as CSV files</text:span></text:p>
      <text:p text:style-name="P1"><text:span text:style-name="T1"><text:s text:c="4"/><text:tab/>Yes, sorry</text:span>,<text:span text:style-name="T1"> the data table and the data provenance ... Okay, I can export that as a CSV.</text:span></text:p>
      <text:p text:style-name="P1"><text:span text:style-name="T1"><text:s text:c="4"/>8.c Export all data tables at once in the ‘Download All’ tab in the left panel</text:span></text:p>
      <text:p text:style-name="P1"><text:span text:style-name="T1"><text:s text:c="4"/><text:tab/>So that is a big zip file. Do you need me to check it or is it fine like this? Okay, I think it is fine.</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For me personally, the way I would use the data as I don't have experience in using RDF myself, the thing I would be looking for is the data table.</text:span></text:p>
      <text:p text:style-name="P1"><text:span text:style-name="T1"><text:s text:c="4"/><text:tab/>Then, the other information, frankly, I would like to talk to you </text:span>guys about what<text:span text:style-name="T1"> is considered best practices but potentially it will be helpful to have it saved somewhere, in case I need it for my records or something like that. But is it something that I would directly check myself and say oh I need to check this, that is not something I would use. But that is not to say that is not important. I appreciate that it could be quite important. </text:span>Especially<text:span text:style-name="T1"> in a collaborative project you know. In </text:span>this<text:span text:style-name="T1"> kind of EU project we participate to keep track of what we are doing so I can appreciate the importance from that point of view. </text:span>But I<text:span text:style-name="T1"> don't see how I would use it directly.</text:span></text:p>
      <text:p text:style-name="P1"><text:span text:style-name="T1"><text:s text:c="4"/><text:tab/>So task 8 is completed and I </text:span>will<text:span text:style-name="T1"> move on to 9.</text:span></text:p>
      <text:p text:style-name="P1"><text:soft-page-break/><text:span text:style-name="T1">9 Finally, could you summarize verbally your </text:span>overall experience<text:span text:style-name="T1"> in completing these tasks using the SERDIF dashboard? </text:span></text:p>
      <text:p text:style-name="P1"><text:span text:style-name="T1"><text:tab/>I think the short answer is that it is a pretty positive experience. I guess it seems there is a bit </text:span>of a question<text:span text:style-name="T1"> mark around ... Mmmm ... Certainly logging in was very straightforward. </text:span></text:p>
      <text:p text:style-name="P1"><text:span text:style-name="T1"><text:tab/>Establishing the </text:span>queries was, you<text:span text:style-name="T1"> </text:span>know, a little<text:span text:style-name="T1"> bit unstable right now but I don't know if it is because </text:span>somebody is<text:span text:style-name="T1"> using it at the same time.</text:span></text:p>
      <text:p text:style-name="P1"><text:span text:style-name="T1"><text:tab/>I don't know if this is the kind of feedback you are looking for. </text:span></text:p>
      <text:p text:style-name="P1"><text:span text:style-name="T1"><text:tab/>I think the information was quite clear. </text:span></text:p>
      <text:p text:style-name="P1"><text:span text:style-name="T1"><text:tab/>I like the fact that you can use multiple tabs for multiple queries.</text:span></text:p>
      <text:p text:style-name="P1"><text:span text:style-name="T1"><text:tab/>I feel as if the emphasis </text:span>of the<text:span text:style-name="T1"> dashboard is in getting the data you are interested in but also to provide information about metadata and RDF. Probably, this is kind of important because it is the kind of thing that I would for me, how you actually resource that data I don't really know about that. So the fact that there is some background information that </text:span>lets<text:span text:style-name="T1"> </text:span>you think<text:span text:style-name="T1"> about what is involved is quite helpful to check what is going on there. So that could be useful.</text:span></text:p>
      <text:p text:style-name="P1"><text:span text:style-name="T1"><text:tab/>I think the plots that are </text:span>there are<text:span text:style-name="T1"> useful but I don't know how much further you want to go with them as I can download the data and do it myself. But it is useful to have a look before you get all excited about all this data, and you say hang on, I need to resubmit the query. It is useful to have a little bit to see what is going on. I don't think you need to go in depth too much there.</text:span></text:p>
      <text:p text:style-name="P1"><text:span text:style-name="T1"><text:tab/>Okay so that </text:span>is the task<text:span text:style-name="T1"> complete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218" meta:word-count="5720" meta:character-count="29858" meta:non-whitespace-character-count="23319"/>
    <meta:generator>LibreOfficeDev/6.0.5.2$Linux_X86_64 LibreOffice_project/</meta:generator>
  </office:meta>
</office:document-meta>
</file>